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5.362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6.717cm"/>
    </style:style>
    <style:style style:name="co12" style:family="table-column">
      <style:table-column-properties fo:break-before="auto" style:column-width="5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English 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&lt;?xml version="1.0" encoding="utf-8"?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&lt;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ucumb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pp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vocado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er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iw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em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ctari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a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lum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ish stick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uice concentra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 Rol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psic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BQ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t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sta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ad dressi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eak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orcestershire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uillon cub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anut bu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egetable o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pple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ked bea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inned mea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nned Tomato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ack pep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ed pep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anilla extrac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utter / Margar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lf and hal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ur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hipped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eu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eam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oat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cot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ndwich slic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ound bee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t do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unchmea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Sausag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Por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tfi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s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yst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lub sod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x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da po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orts drin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Vod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uit Ju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oissan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esh brea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ta brea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liced brea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king powd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ead crum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ke mix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ke icing and Decorati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ocolate chips / Coco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orteni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gar substitu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ndy and G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nola ba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tato chip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etz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by foo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iap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by wa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ip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t foo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t li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og foo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ea treatm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Pet 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ndom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on swa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acial cleans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acial tiss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eminine produc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ir gel or Spra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p bal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isturizing 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uthwa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azors and Shaving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nbloc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ilet 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othpas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tami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lerg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diarrhe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aci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nd-ai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ld Flu Sin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in reliev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escription pick-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uminum fo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apki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on-stick spra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er tow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lastic wra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ndwich / Freezer ba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ax 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ir freshen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throom clean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ishwasher soa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arbage ba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lass clean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acuum ba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onges and Scrubb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Ds and DV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otepad and Envelop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inter 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ns and Penci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stage stamp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rcoal or Propa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Insect repell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ght bul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1">
          <table:table-cell/>
          <table:table-cell office:value-type="string" calcext:value-type="string">
            <text:p>&lt;/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</table:table>
      <table:table table:name="English Categori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?xml version="1.0" encoding="utf-8"?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Categories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&lt;/Categories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.00.0000</text:date>, <text:time style:data-style-name="N2" text:time-value="18:22:22.5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8:01:06.817000000</meta:creation-date>
    <dc:date>2015-03-22T20:33:52.252000000</dc:date>
    <meta:editing-duration>PT1H53M52S</meta:editing-duration>
    <meta:editing-cycles>12</meta:editing-cycles>
    <meta:generator>LibreOffice/4.2.5.2$Windows_x86 LibreOffice_project/61cb170a04bb1f12e77c884eab9192be736ec5f5</meta:generator>
    <meta:document-statistic meta:table-count="2" meta:cell-count="2660" meta:object-count="0"/>
  </office:meta>
</office:document-meta>
</file>